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3" calcext:value-type="float">
            <text:p>3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0" calcext:value-type="float">
            <text:p>10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.00.0000</text:date>, <text:time style:data-style-name="N2" text:time-value="22:32:05.6746772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9-18T23:23:50.441108905</dc:date>
    <meta:editing-duration>P64DT19H31M23S</meta:editing-duration>
    <meta:editing-cycles>329</meta:editing-cycles>
    <meta:document-statistic meta:table-count="4" meta:cell-count="385" meta:object-count="0"/>
  </office:meta>
</office:document-meta>
</file>